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df1" officeooo:paragraph-rsid="00109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estatistica revolucionou a ciência aproximadamente o século XX <text:s/>e até hoje tem grande relevância quando o assunto é tomada de decisão, a maior parte das estratégias e metodos são quantitativos. Atualmente estamos na era do conchecimento , e a estatistica é resposável por auxiliar a tomada de decisão tanto no setor Público quanto no Privado. Sempre que o assunto é incerteza, utilizamos da estatistica para planejar, coletar consistências e inconsistências, de dados que são conseguidos atráves senso ou amostragem. O artigo em questão deixa claro que a estatistica é necessária para todos os setores que visam maximizar seus ganhos e r­eduzir seus custos, ganhando maior eficiência na aplicação dos recur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5:10:33.472189165</meta:creation-date>
    <dc:date>2020-08-24T16:07:03.491633368</dc:date>
    <meta:editing-duration>PT46M19S</meta:editing-duration>
    <meta:editing-cycles>1</meta:editing-cycles>
    <meta:document-statistic meta:table-count="0" meta:image-count="0" meta:object-count="0" meta:page-count="1" meta:paragraph-count="1" meta:word-count="111" meta:character-count="712" meta:non-whitespace-character-count="601"/>
    <meta:generator>LibreOffice/6.0.7.3$Linux_X86_64 LibreOffice_project/00m0$Build-3</meta:generator>
  </office:meta>
</office:document-meta>
</file>